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4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8.88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651cm"/>
    </style:style>
    <style:style style:name="gr13" style:family="graphic" style:parent-style-name="standard">
      <style:graphic-properties draw:stroke="none" svg:stroke-color="#000000" draw:fill="none" draw:fill-color="#ffffff" fo:min-height="0.889cm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2.79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'Courier 10 Pitch'" style:font-pitch="fixed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54cm" svg:x="7.73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909cm" svg:height="2.384cm" svg:x="7.985cm" svg:y="3.032cm">
          <draw:text-box>
            <text:p text:style-name="P2"><text:span text:style-name="T1">Store Manager</text:span></text:p>
            <text:p text:style-name="P2"><text:span text:style-name="T2">-name</text:span></text:p>
            <text:p text:style-name="P2"><text:span text:style-name="T2">-tenure</text:span></text:p>
          </draw:text-box>
        </draw:frame>
        <draw:line draw:style-name="gr3" draw:text-style-name="P1" draw:layer="layout" svg:x1="10.017cm" svg:y1="5.572cm" svg:x2="5.953cm" svg:y2="9.128cm">
          <text:p/>
        </draw:line>
        <draw:frame draw:style-name="gr4" draw:layer="layout" svg:width="6.731cm" svg:height="3.095cm" svg:x="1.508cm" svg:y="5.906cm">
          <draw:text-box>
            <text:p>“Put more stuff on the shelves. Let me know if anything bad happens.” </text:p>
          </draw:text-box>
        </draw:frame>
        <draw:custom-shape draw:style-name="gr1" draw:text-style-name="P1" draw:layer="layout" svg:width="4.572cm" svg:height="2.667cm" svg:x="3.5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064cm" svg:height="2.384cm" svg:x="4.048cm" svg:y="9.382cm">
          <draw:text-box>
            <text:p><text:span text:style-name="T1">Floor Staff</text:span></text:p>
            <text:p><text:span text:style-name="T2">-shelves</text:span></text:p>
            <text:p><text:span text:style-name="T2">-employees</text:span></text:p>
          </draw:text-box>
        </draw:frame>
        <draw:line draw:style-name="gr3" draw:text-style-name="P1" draw:layer="layout" svg:x1="8.112cm" svg:y1="10.525cm" svg:x2="12.938cm" svg:y2="10.525cm">
          <text:p/>
        </draw:line>
        <draw:custom-shape draw:style-name="gr1" draw:text-style-name="P1" draw:layer="layout" svg:width="5.969cm" svg:height="2.413cm" svg:x="12.811cm" svg:y="9.25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6cm" svg:height="2.384cm" svg:x="14.023cm" svg:y="9.255cm">
          <draw:text-box>
            <text:p><text:span text:style-name="T1">Inventory</text:span></text:p>
            <text:p><text:span text:style-name="T2">-suppliers</text:span></text:p>
            <text:p><text:span text:style-name="T2">-database</text:span></text:p>
          </draw:text-box>
        </draw:frame>
        <draw:frame draw:style-name="gr4" draw:layer="layout" svg:width="6.096cm" svg:height="3.095cm" svg:x="2.651cm" svg:y="1.254cm">
          <draw:text-box>
            <text:p>“We need to sell more stuff. Let me know if sales improve at all.” </text:p>
          </draw:text-box>
        </draw:frame>
        <draw:line draw:style-name="gr3" draw:text-style-name="P1" draw:layer="layout" svg:x1="10.398cm" svg:y1="1cm" svg:x2="10.398cm" svg:y2="2.778cm">
          <text:p/>
        </draw:line>
        <draw:frame draw:style-name="gr7" draw:layer="layout" svg:width="4.318cm" svg:height="3.095cm" svg:x="8.366cm" svg:y="7.43cm">
          <draw:text-box>
            <text:p>“Do we have stuff? Let me know when you know.”</text:p>
          </draw:text-box>
        </draw:frame>
        <draw:line draw:style-name="gr3" draw:text-style-name="P1" draw:layer="layout" svg:x1="12.303cm" svg:y1="5.572cm" svg:x2="15.605cm" svg:y2="9.128cm">
          <text:p/>
        </draw:line>
        <draw:frame draw:style-name="gr8" draw:layer="layout" svg:width="6.848cm" svg:height="2.159cm" svg:x="13.742cm" svg:y="5.699cm">
          <draw:text-box>
            <text:p>“Order new stuff when you get the chance.”</text:p>
          </draw:text-box>
        </draw:frame>
      </draw:page>
      <draw:page draw:name="page2" draw:style-name="dp1" draw:master-page-name="Default">
        <draw:custom-shape draw:style-name="gr9" draw:text-style-name="P1" draw:layer="layout" svg:width="3.937cm" svg:height="3.81cm" svg:x="1.635cm" svg:y="2.524cm">
          <text:p text:style-name="P1"><text:span text:style-name="T3">class Actor</text:span></text:p>
          <text:p text:style-name="P1">-dataA</text:p>
          <text:p text:style-name="P1">-dataB</text:p>
          <text:p text:style-name="P1">*method1()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9.271cm" svg:height="1.647cm" svg:x="6.207cm" svg:y="3.667cm">
          <draw:text-box>
            <text:p text:style-name="P3"><text:span text:style-name="T4">MyActor extends Actor</text:span></text:p>
          </draw:text-box>
        </draw:frame>
        <draw:custom-shape draw:style-name="gr9" draw:text-style-name="P1" draw:layer="layout" svg:width="4.191cm" svg:height="3.81cm" svg:x="15.351cm" svg:y="2.651cm">
          <text:p text:style-name="P1"><text:span text:style-name="T3">class MyActor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937cm" svg:height="2.413cm" svg:x="1.635cm" svg:y="3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5.572cm" svg:y1="11.033cm" svg:x2="15.478cm" svg:y2="11.033cm">
          <text:p/>
        </draw:line>
        <draw:custom-shape draw:style-name="gr9" draw:text-style-name="P1" draw:layer="layout" svg:width="3.937cm" svg:height="3.81cm" svg:x="1.635cm" svg:y="8.493cm">
          <text:p text:style-name="P1"><text:span text:style-name="T3">trait Actor</text:span></text:p>
          <text:p text:style-name="P4">*method1() {</text:p>
          <text:p text:style-name="P4"><text:s text:c="2"/>default...</text:p>
          <text:p text:style-name="P4">}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572cm" svg:y1="4.937cm" svg:x2="15.351cm" svg:y2="4.937cm">
          <text:p/>
        </draw:line>
        <draw:custom-shape draw:style-name="gr9" draw:text-style-name="P1" draw:layer="layout" svg:width="4.064cm" svg:height="3.81cm" svg:x="15.478cm" svg:y="8.493cm">
          <text:p text:style-name="P1"><text:span text:style-name="T3">MyActor</text:span></text:p>
          <text:p text:style-name="P4">*method1() {</text:p>
          <text:p text:style-name="P4"><text:s text:c="2"/>version...</text:p>
          <text:p text:style-name="P4">}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9.017cm" svg:height="1.901cm" svg:x="6.08cm" svg:y="9.894cm">
          <draw:text-box>
            <text:p text:style-name="P3"><text:span text:style-name="T4">impl Actor for MyActor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4.826cm" svg:height="8.382cm" svg:x="12.43cm" svg:y="3.667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683cm" svg:height="1.139cm" svg:x="13.954cm" svg:y="2.778cm">
          <draw:text-box>
            <text:p>Task</text:p>
          </draw:text-box>
        </draw:frame>
        <draw:frame draw:style-name="gr14" draw:layer="layout" svg:width="3.556cm" svg:height="0.962cm" svg:x="9.002cm" svg:y="4.661cm">
          <draw:text-box>
            <text:p>channel</text:p>
          </draw:text-box>
        </draw:frame>
        <draw:frame draw:style-name="gr13" draw:layer="layout" svg:width="2.794cm" svg:height="1.139cm" svg:x="13.827cm" svg:y="5.068cm">
          <draw:text-box>
            <text:p>unwrap</text:p>
          </draw:text-box>
        </draw:frame>
        <draw:line draw:style-name="gr3" draw:text-style-name="P1" draw:layer="layout" svg:x1="14.843cm" svg:y1="6.207cm" svg:x2="14.843cm" svg:y2="7.985cm">
          <text:p/>
        </draw:line>
        <draw:custom-shape draw:style-name="gr15" draw:text-style-name="P1" draw:layer="layout" svg:width="3.048cm" svg:height="3.175cm" svg:x="13.319cm" svg:y="7.985cm">
          <text:p text:style-name="P1">MyActo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318cm" svg:height="4.191cm" svg:x="4.048cm" svg:y="3.6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477cm" svg:y1="5.572cm" svg:x2="13.7cm" svg:y2="5.572cm">
          <text:p/>
        </draw:line>
        <draw:frame draw:style-name="gr13" draw:layer="layout" svg:width="3.683cm" svg:height="1.139cm" svg:x="4.683cm" svg:y="2.782cm">
          <draw:text-box>
            <text:p>ActorRef</text:p>
          </draw:text-box>
        </draw:frame>
        <draw:frame draw:style-name="gr16" draw:layer="layout" svg:width="3.556cm" svg:height="3.095cm" svg:x="4.302cm" svg:y="4.429cm">
          <draw:text-box>
            <text:p>-dataA</text:p>
            <text:p>-dataB</text:p>
            <text:p>*receive()</text:p>
            <text:p>...</text:p>
          </draw:text-box>
        </draw:frame>
        <draw:line draw:style-name="gr17" draw:text-style-name="P1" draw:layer="layout" svg:x1="8.366cm" svg:y1="7.223cm" svg:x2="14.843cm" svg:y2="7.223cm">
          <text:p/>
        </draw:line>
        <draw:frame draw:style-name="gr18" draw:layer="layout" svg:width="3.556cm" svg:height="1.012cm" svg:x="8.747cm" svg:y="6.334cm">
          <draw:text-box>
            <text:p>argu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eston Sahabu</meta:initial-creator>
    <meta:creation-date>2014-05-15T15:02:27</meta:creation-date>
    <dc:date>2014-05-16T15:31:33</dc:date>
    <dc:creator>Preston Sahabu</dc:creator>
    <meta:editing-duration>PT23H10M45S</meta:editing-duration>
    <meta:editing-cycles>5</meta:editing-cycles>
    <meta:generator>LibreOffice/3.6$Linux_X86_64 LibreOffice_project/360m1$Build-2</meta:generator>
    <meta:document-statistic meta:object-count="35"/>
  </office:meta>
</office:document-meta>
</file>